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0"/>
    <style:style style:name="P2" style:family="paragraph" style:parent-style-name="List_20_Paragraph" style:list-style-name="WWNum11"/>
    <style:style style:name="P3" style:family="paragraph" style:parent-style-name="List_20_Paragraph" style:list-style-name="WWNum14"/>
    <style:style style:name="P4" style:family="paragraph" style:parent-style-name="Standard">
      <style:text-properties fo:language="en" fo:country="CA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CA"/>
    </style:style>
    <style:style style:name="T2" style:family="text">
      <style:text-properties fo:language="en" fo:country="CA" fo:background-color="#ffff00"/>
    </style:style>
    <style:style style:name="T3" style:family="text">
      <style:text-properties fo:language="en" fo:country="CA" officeooo:rsid="0004338f" fo:background-color="#ffff00"/>
    </style:style>
    <style:style style:name="T4" style:family="text">
      <style:text-properties style:text-position="super 58%" fo:language="en" fo:country="CA"/>
    </style:style>
    <style:style style:name="T5" style:family="text">
      <style:text-properties officeooo:rsid="000433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Figure List</text:span></text:p>
      <text:p text:style-name="P4"/>
      <text:p text:style-name="Standard"><text:span text:style-name="T1">Figure 1 – Applicant scholarly metrics</text:span></text:p>
      <text:list xml:id="list4043367845" text:style-name="WWNum10">
        <text:list-item>
          <text:p text:style-name="P1"><text:span text:style-name="T1">Applicant field</text:span></text:p>
        </text:list-item>
        <text:list-item>
          <text:p text:style-name="P1"><text:span text:style-name="T1">Applicant location</text:span></text:p>
        </text:list-item>
        <text:list-item>
          <text:p text:style-name="P1"><text:span text:style-name="T1">Applicant position</text:span></text:p>
        </text:list-item>
        <text:list-item>
          <text:p text:style-name="P1"><text:span text:style-name="T1">Number of postdoc positions</text:span></text:p>
        </text:list-item>
      </text:list>
      <text:p text:style-name="Standard"><text:span text:style-name="T1">-Applicant <text:s/>Metric Medians</text:span></text:p>
      <text:p text:style-name="Standard"><text:span text:style-name="T1">1</text:span><text:span text:style-name="T4">st</text:span><text:span text:style-name="T1"> author papers:</text:span></text:p>
      <text:p text:style-name="Standard"><text:span text:style-name="T1">Total Publications:</text:span></text:p>
      <text:p text:style-name="Standard"><text:span text:style-name="T1">Total Citations:</text:span></text:p>
      <text:p text:style-name="Standard"><text:span text:style-name="T1">h-index:</text:span></text:p>
      <text:p text:style-name="Standard"><text:span text:style-name="T1">CNS papers: Yes/No?</text:span></text:p>
      <text:p text:style-name="Standard"><text:span text:style-name="T1">Fellowships: Yes/No?</text:span></text:p>
      <text:p text:style-name="Standard"><text:span text:style-name="T1">Career Transition Award: Yes/No?</text:span></text:p>
      <text:p text:style-name="Standard"><text:span text:style-name="T1">Posted Preprints: Yes/No?</text:span></text:p>
      <text:p text:style-name="Standard"><text:span text:style-name="T2">-Where did applicants apply for jobs? – </text:span><text:span text:style-name="T3">PUI vs RI</text:span></text:p>
      <text:p text:style-name="Standard"><text:span text:style-name="T2">- Total years as a postdoc – no data</text:span></text:p>
      <text:p text:style-name="P4"/>
      <text:p text:style-name="Standard"><text:span text:style-name="T1">Figure 2 <text:s/>- Applicant Scholarly metrics by gender</text:span></text:p>
      <text:list xml:id="list1464856483" text:style-name="WWNum11">
        <text:list-item>
          <text:p text:style-name="P2"><text:span text:style-name="T1">Applicant field</text:span></text:p>
        </text:list-item>
        <text:list-item>
          <text:p text:style-name="P2"><text:span text:style-name="T1">Applicant location</text:span></text:p>
        </text:list-item>
        <text:list-item>
          <text:p text:style-name="P2"><text:span text:style-name="T1">Applicant position</text:span></text:p>
        </text:list-item>
        <text:list-item>
          <text:p text:style-name="P2"><text:span text:style-name="T1">Total years as a postdoc</text:span></text:p>
        </text:list-item>
        <text:list-item>
          <text:p text:style-name="P2"><text:span text:style-name="T1">Number of postdoc positions</text:span></text:p>
        </text:list-item>
      </text:list>
      <text:p text:style-name="P4"/>
      <text:p text:style-name="Standard"><text:span text:style-name="T1">Figure 3 – Job Application benchmarks and their impact on success</text:span></text:p>
      <text:p text:style-name="Standard"><text:span text:style-name="T1">Organize data below by: total, male, female, &lt; 1 offer, no offers</text:span></text:p>
      <text:list xml:id="list1989899036" text:style-name="WWNum14">
        <text:list-item>
          <text:p text:style-name="P3"><text:span text:style-name="T1">Number of applications submitted </text:span></text:p>
        </text:list-item>
        <text:list-item>
          <text:p text:style-name="P3"><text:span text:style-name="T1">Remote interviews</text:span></text:p>
        </text:list-item>
        <text:list-item>
          <text:p text:style-name="P3"><text:span text:style-name="T1">Onsite interviews</text:span></text:p>
        </text:list-item>
        <text:list-item>
          <text:p text:style-name="P3"><text:span text:style-name="T1">Number of Offers</text:span></text:p>
        </text:list-item>
      </text:list>
      <text:p text:style-name="P4"/>
      <text:p text:style-name="Standard"><text:span text:style-name="T1">Figure 4 Traditional measures of success</text:span></text:p>
      <text:p text:style-name="P5"><text:span text:style-name="T1">A. Number of respondents with CNS paper published</text:span></text:p>
      <text:p text:style-name="P5"><text:span text:style-name="T1">B. Number of respondents 1</text:span><text:span text:style-name="T4">st</text:span><text:span text:style-name="T1"> author on CNS paper</text:span></text:p>
      <text:p text:style-name="P4"/>
      <text:p text:style-name="Standard"><text:span text:style-name="T1">Figure 5</text:span></text:p>
      <text:p text:style-name="P5"><text:span text:style-name="T1">A. Targeted institute type</text:span></text:p>
      <text:p text:style-name="P5"><text:span text:style-name="T1">B. Teaching Experience</text:span></text:p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c77c0e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f0a22e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f0a22e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f0a22e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845209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84520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c77c0e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f0a22e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f0a22e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f0a22e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845209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84520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2" style:display-name="ListLabel 2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3" style:display-name="ListLabel 3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4" style:display-name="ListLabel 4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5" style:display-name="ListLabel 5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6" style:display-name="ListLabel 6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7" style:display-name="ListLabel 7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8" style:display-name="ListLabel 8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9" style:display-name="ListLabel 9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10" style:display-name="ListLabel 10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11" style:display-name="ListLabel 11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12" style:display-name="ListLabel 12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13" style:display-name="ListLabel 13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14" style:display-name="ListLabel 14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15" style:display-name="ListLabel 15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16" style:display-name="ListLabel 16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17" style:display-name="ListLabel 17" style:family="text">
      <style:text-properties style:use-window-font-color="true" fo:font-size="14pt" style:font-size-asian="14pt" style:font-name-complex="Calibri1" style:font-family-complex="Calibri" style:font-family-generic-complex="system" style:font-pitch-complex="variable" style:font-size-complex="14pt"/>
    </style:style>
    <style:style style:name="ListLabel_20_18" style:display-name="ListLabel 18" style:family="text">
      <style:text-properties style:use-window-font-color="tru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text:outline-style style:name="Outline">
      <text:outline-level-style text:level="1" text:style-name="ListLabel_20_17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outline-level-style>
      <text:outline-level-style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outline-level-style>
      <text:outline-level-style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outline-level-style>
      <text:outline-level-style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outline-level-style>
      <text:outline-level-style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outline-level-style>
      <text:outline-level-style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5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7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9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3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5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7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davji, Nafisa</meta:initial-creator>
    <meta:editing-cycles>3</meta:editing-cycles>
    <meta:creation-date>2022-04-04T20:23:00</meta:creation-date>
    <dc:date>2022-04-27T04:20:36.414218607</dc:date>
    <meta:editing-duration>PT4M44S</meta:editing-duration>
    <meta:generator>LibreOffice/6.4.7.2$Linux_X86_64 LibreOffice_project/40$Build-2</meta:generator>
    <meta:document-statistic meta:table-count="0" meta:image-count="0" meta:object-count="0" meta:page-count="1" meta:paragraph-count="35" meta:word-count="158" meta:character-count="978" meta:non-whitespace-character-count="8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